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ae29" officeooo:paragraph-rsid="0009ae2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ae29" officeooo:paragraph-rsid="0009ae2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12ae1" officeooo:paragraph-rsid="00112ae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2ae1" officeooo:paragraph-rsid="00112ae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aa77" officeooo:paragraph-rsid="0011aa7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12ae1" officeooo:paragraph-rsid="00112ae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aa77" officeooo:paragraph-rsid="0011aa77" style:font-weight-asian="normal" style:font-weight-complex="normal"/>
    </style:style>
    <style:style style:name="T1" style:family="text">
      <style:text-properties officeooo:rsid="00112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g</text:p>
      <text:p text:style-name="P5">13/02/2023</text:p>
      <text:p text:style-name="P7">Seminar 1 hour</text:p>
      <text:p text:style-name="P2"><text:span text:style-name="T1">15</text:span>/02/2023</text:p>
      <text:p text:style-name="P3">Team meeting 1 hour </text:p>
      <text:p text:style-name="P3">Install/trouble shoot javafx, set up presentation added to google drive – 1 hour</text:p>
      <text:p text:style-name="P4">16/02/2023 </text:p>
      <text:p text:style-name="P3">Lecture 1 hour </text:p>
      <text:p text:style-name="P3">Online lecture 1 hour</text:p>
      <text:p text:style-name="P7">trouble shoot javafx, added to presentation 2 hour</text:p>
      <text:p text:style-name="P5">17/02/2023</text:p>
      <text:p text:style-name="P7">Tutorial 1 hou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3T14:51:47.711069375</meta:creation-date>
    <dc:date>2023-02-16T14:58:40.141283890</dc:date>
    <meta:editing-duration>PT5H2M3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42" meta:character-count="260" meta:non-whitespace-character-count="226"/>
  </office:meta>
</office:document-meta>
</file>